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a19" officeooo:paragraph-rsid="000aba19"/>
    </style:style>
    <style:style style:name="P2" style:family="paragraph" style:parent-style-name="Standard">
      <style:text-properties officeooo:rsid="000c4348" officeooo:paragraph-rsid="000c4348"/>
    </style:style>
    <style:style style:name="P3" style:family="paragraph" style:parent-style-name="Standard">
      <style:text-properties officeooo:rsid="000d5494" officeooo:paragraph-rsid="000d5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rom Rails:</text:p>
      <text:p text:style-name="P1">unless find == nil</text:p>
      <text:p text:style-name="P1">@result = find</text:p>
      <text:p text:style-name="P1">end</text:p>
      <text:p text:style-name="P1"><text:s/>This means :::: ------ if find is not = nil _________ do the action. End.</text:p>
      <text:p text:style-name="P1"/>
      <text:p text:style-name="P1">find_by(title: film2)</text:p>
      <text:p text:style-name="P1">-You can use find_by to search your database for any parameter whereas find only searches index</text:p>
      <text:p text:style-name="P1">-title: in this case is the parameter we are searching for </text:p>
      <text:p text:style-name="P1"/>
      <text:p text:style-name="P2">questions:</text:p>
      <text:p text:style-name="P2">When you do <text:a xlink:type="simple" xlink:href="db:create" text:style-name="Internet_20_link" text:visited-style-name="Visited_20_Internet_20_Link">db:create</text:a> – does that mean you create one database??</text:p>
      <text:p text:style-name="P2"/>
      <text:p text:style-name="P3"/>
      <text:p text:style-name="P3"/>
      <text:p text:style-name="P3">&lt;h2&gt;</text:p>
      <text:p text:style-name="P3"><text:tab/>&lt;ol&gt; &lt;em&gt;</text:p>
      <text:p text:style-name="P3"><text:tab/>&lt;% @concerts.sort_by{ |concert| concerts.name }.each do <text:s/>|concert| <text:s/>%&gt;</text:p>
      <text:p text:style-name="P3"><text:tab/></text:p>
      <text:p text:style-name="P3"><text:tab/>&lt;li&gt;<text:tab/></text:p>
      <text:p text:style-name="P3"><text:tab/>&lt;%= link_to concerts.name, concert_show_path(concert.id) %&gt;</text:p>
      <text:p text:style-name="P3"><text:tab/>&lt;/li&gt;</text:p>
      <text:p text:style-name="P3"/>
      <text:p text:style-name="P3"/>
      <text:p text:style-name="P3"><text:tab/></text:p>
      <text:p text:style-name="P3"><text:tab/>&lt;% end %&gt;</text:p>
      <text:p text:style-name="P3"/>
      <text:p text:style-name="P3"><text:tab/>&lt;/em&gt;&lt;/o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9:49:38.957828617</meta:creation-date>
    <dc:date>2016-04-22T14:08:20.906096074</dc:date>
    <meta:editing-duration>PT4H18M45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89" meta:character-count="555" meta:non-whitespace-character-count="469"/>
  </office:meta>
</office:document-meta>
</file>